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5.073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7.28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7.006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6.925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ardgam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sair Lead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Hornet Leader: Carrier Air Oper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Israeli Air Force Lead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hantom Lead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uka Lead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Zero Lead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agle Lead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ulcrum Leader</text:p>
          </table:table-cell>
        </table:table-row>
      </table:table>
      <table:table table:name="aircrafts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3" table:default-cell-style-name="ce7"/>
        <table:table-column table:style-name="co4" table:default-cell-style-name="Default"/>
        <table:table-column table:style-name="co1" table:number-columns-repeated="4" table:default-cell-style-name="ce7"/>
        <table:table-column table:style-name="co5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boardgame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table:style-name="ce1" office:value-type="string" calcext:value-type="string">
            <text:p>year in</text:p>
          </table:table-cell>
          <table:table-cell table:style-name="ce1" office:value-type="string" calcext:value-type="string">
            <text:p>year out</text:p>
          </table:table-cell>
          <table:table-cell table:style-name="ce1" office:value-type="string" calcext:value-type="string">
            <office:annotation draw:style-name="gr1" svg:width="2.899cm" svg:height="1.799cm" svg:x="18.904cm" svg:y="0cm" draw:caption-point-x="-0.61cm" draw:caption-point-y="0.01cm">
              <dc:creator>Jérôme Quelin</dc:creator>
              <dc:date>2026-02-11T11:38:00</dc:date>
              <text:p>Negative : gain SO</text:p>
            </office:annotation>
            <text:p>cost S</text:p>
          </table:table-cell>
          <table:table-cell table:style-name="ce1" office:value-type="string" calcext:value-type="string">
            <text:p>cost M</text:p>
          </table:table-cell>
          <table:table-cell table:style-name="ce1" office:value-type="string" calcext:value-type="string">
            <text:p>cost L</text:p>
          </table:table-cell>
          <table:table-cell table:style-name="ce1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9" office:value-type="float" office:value="1963" calcext:value-type="float">
            <text:p>1963</text:p>
          </table:table-cell>
          <table:table-cell table:style-name="ce9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9" office:value-type="float" office:value="1967" calcext:value-type="float">
            <text:p>1967</text:p>
          </table:table-cell>
          <table:table-cell table:style-name="ce9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9" office:value-type="float" office:value="1985" calcext:value-type="float">
            <text:p>1985</text:p>
          </table:table-cell>
          <table:table-cell table:style-name="ce9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9" office:value-type="float" office:value="1964" calcext:value-type="float">
            <text:p>1964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9" office:value-type="float" office:value="2011" calcext:value-type="float">
            <text:p>2011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9" office:value-type="float" office:value="2014" calcext:value-type="float">
            <text:p>2014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9" office:value-type="float" office:value="1983" calcext:value-type="float">
            <text:p>1983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9" office:value-type="float" office:value="2000" calcext:value-type="float">
            <text:p>2000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9" office:value-type="float" office:value="2001" calcext:value-type="float">
            <text:p>2001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8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6.646cm" svg:y="42.3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office:value-type="float" office:value="1945" calcext:value-type="float">
            <text:p>1945</text:p>
          </table:table-cell>
          <table:table-cell office:value-type="float" office:value="1947" calcext:value-type="float">
            <office:annotation draw:style-name="gr2" draw:text-style-name="P2" svg:width="2.899cm" svg:height="1.799cm" svg:x="16.646cm" svg:y="42.75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6.646cm" svg:y="43.204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6.646cm" svg:y="43.656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4.559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5.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5.913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7.7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8.17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C-20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SM-79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R-4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C Eagle</text:p>
          </table:table-cell>
          <table:table-cell office:value-type="float" office:value="1976" calcext:value-type="float">
            <text:p>19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-7D Corsair II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6C Fighting Falcon</text:p>
          </table:table-cell>
          <table:table-cell office:value-type="float" office:value="1978" calcext:value-type="float">
            <text:p>19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5E Strike Eagle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EF-111 Raven</text:p>
          </table:table-cell>
          <table:table-cell office:value-type="float" office:value="1983" calcext:value-type="float">
            <text:p>1983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+AUS</text:p>
          </table:table-cell>
          <table:table-cell table:style-name="ce8" office:value-type="string" calcext:value-type="string">
            <text:p>EF-111F Aardvark</text:p>
          </table:table-cell>
          <table:table-cell office:value-type="float" office:value="1967" calcext:value-type="float">
            <text:p>1967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6 ADF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4G Wild Weasel V</text:p>
          </table:table-cell>
          <table:table-cell office:value-type="float" office:value="1978" calcext:value-type="float">
            <text:p>1978</text:p>
          </table:table-cell>
          <table:table-cell office:value-type="float" office:value="1996" calcext:value-type="float">
            <text:p>1996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nada</text:p>
          </table:table-cell>
          <table:table-cell table:style-name="ce8" office:value-type="string" calcext:value-type="string">
            <text:p>CF-18 Hornet</text:p>
          </table:table-cell>
          <table:table-cell office:value-type="float" office:value="1982" calcext:value-type="float">
            <text:p>19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Tornado GR.1A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table:style-name="ce8" office:value-type="string" calcext:value-type="string">
            <text:p><text:span text:style-name="T2">A-4K "</text:span>Kahu"</text:p>
          </table:table-cell>
          <table:table-cell office:value-type="float" office:value="1986" calcext:value-type="float">
            <text:p>1986</text:p>
          </table:table-cell>
          <table:table-cell office:value-type="float" office:value="2010" calcext:value-type="float">
            <text:p>201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5J Eagle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 table:number-rows-repeated="104843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lo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3" table:default-cell-style-name="ce1"/>
        <table:table-column table:style-name="co6" table:default-cell-style-name="ce8"/>
        <table:table-column table:style-name="co4" table:default-cell-style-name="ce8"/>
        <table:table-column table:style-name="co7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 s</text:p>
          </table:table-cell>
          <table:table-cell table:style-name="ce1" office:value-type="string" calcext:value-type="string">
            <text:p>elite cost m</text:p>
          </table:table-cell>
          <table:table-cell table:style-name="ce1" office:value-type="string" calcext:value-type="string">
            <text:p>elite cost l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2" draw:text-style-name="P2" svg:width="2.899cm" svg:height="1.799cm" svg:x="19.798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ück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eerdtz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n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llrath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ldt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nhold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ttf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u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Ulbrich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rzing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uensberg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oogl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inlau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erländ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ntle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ydel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schott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ß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iemey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ar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u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Herrari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rabott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aconell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DiCiacc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iccarell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ovi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eparoli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Emmanuele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abbi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rald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apaianni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sser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ccelente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mpf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ttip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Zait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ab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hin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Asar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caione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entarmin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annell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uott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ostal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tsche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aß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rpha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ucht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os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zing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ling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äsbi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ergen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schenbrenn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i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del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üpp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n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ndrich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tt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rgha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ck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löde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asc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aut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uel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ät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n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-Cub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himp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un Bun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uc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nch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amo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ffs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peed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oth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kimbl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dg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izzl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udrock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eck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raigs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ing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rch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nch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oon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ighlander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uckeye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arheel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ophe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aflamme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aines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rwell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anc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ika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c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nban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ujiwar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reamer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 table:number-rows-repeated="10477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8" table:default-cell-style-name="ce8"/>
        <table:table-column table:style-name="co1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1" table:number-columns-repeated="1007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1" svg:width="2.899cm" svg:height="1.799cm" svg:x="19.669cm" svg:y="0cm" draw:caption-point-x="-0.61cm" draw:caption-point-y="0.01cm">
              <dc:creator>Jérôme Quelin</dc:creator>
              <dc:date>2026-02-11T14:06:00</dc:date>
              <text:p>1 : Introductory</text:p>
              <text:p>2 : Standard</text:p>
              <text:p>3 : Skilled</text:p>
              <text:p>4 : Expert</text:p>
            </office:annotation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3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4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+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+L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1+2+5+1+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+1+2+5+1+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lailing b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rezhnev’s wa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d flag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final gambi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A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l Dorado canyon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+U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 table:number-rows-repeated="104845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7" table:default-cell-style-name="ce1"/>
        <table:table-column table:style-name="co13" table:default-cell-style-name="ce1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ce8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7" table:default-cell-style-name="ce1"/>
        <table:table-column table:style-name="co13" table:default-cell-style-name="ce1"/>
        <table:table-column table:style-name="co18" table:default-cell-style-name="ce8"/>
        <table:table-column table:style-name="co19" table:number-columns-repeated="2" table:default-cell-style-name="ce1"/>
        <table:table-column table:style-name="co20" table:default-cell-style-name="ce1"/>
        <table:table-column table:style-name="co15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1" office:value-type="string" calcext:value-type="string">
            <text:p>IAFL</text:p>
          </table:table-cell>
          <table:table-cell table:style-name="ce1" office:value-type="string" calcext:value-type="string">
            <text:p>core</text:p>
          </table:table-cell>
          <table:table-cell table:style-name="ce8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ardgames.A1:boardgames.B7" table:display-filter-buttons="true"/>
        <table:database-range table:name="__Anonymous_Sheet_DB__1" table:target-range-address="aircrafts.A1:aircrafts.J139" table:display-filter-buttons="true" table:orientation="column"/>
        <table:database-range table:name="__Anonymous_Sheet_DB__2" table:target-range-address="pilots.A1:pilots.H791" table:display-filter-buttons="true"/>
        <table:database-range table:name="__Anonymous_Sheet_DB__3" table:target-range-address="campaigns.A1:campaigns.O109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4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date-style style:name="N140">
      <number:day number:style="long"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 number:style="long"/>
      <number:text>-</number:text>
      <number:month number:textual="true"/>
      <number:text>-</number:text>
      <number:year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6-02-12T09:45:51.856393397</dc:date>
    <meta:editing-duration>P6DT32M9S</meta:editing-duration>
    <meta:editing-cycles>135</meta:editing-cycles>
    <meta:generator>LibreOffice/24.2.7.2$Linux_X86_64 LibreOffice_project/420$Build-2</meta:generator>
    <dc:creator>Jérôme Quelin</dc:creator>
    <meta:document-statistic meta:table-count="7" meta:cell-count="9743" meta:object-count="0"/>
  </office:meta>
</office:document-meta>
</file>